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.101cm" fo:margin-right="0cm" fo:text-indent="0cm"/>
    </style:style>
    <style:style style:name="P2" style:family="paragraph">
      <loext:graphic-properties draw:fill="solid" draw:fill-color="#fcd7b4"/>
    </style:style>
    <style:style style:name="gr1" style:family="graphic">
      <style:graphic-properties draw:stroke="solid" svg:stroke-color="#ff0000" draw:marker-start="" draw:marker-end="" draw:fill="solid" draw:fill-color="#fcd7b4" draw:textarea-vertical-align="top" fo:padding-left="0.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polygon text:anchor-type="paragraph" draw:z-index="0" draw:name="Polígono con 4 vértices 1" draw:style-name="gr1" draw:text-style-name="P2" svg:width="13.97cm" svg:height="17.791cm" svg:x="-0.681cm" svg:y="-0.765cm" svg:viewBox="0 0 13971 17792" draw:points="0,17792 13971,17792 13971,0 0,0"><text:p/><text:p><text:tab/><text:tab/><text:tab/><text:tab/><text:tab/><text:tab/><text:tab/><text:tab/><text:tab/><text:tab/>Ref.: Z520</text:p><text:p/><text:p>Sr. Joan Pons Florit</text:p><text:p>C/ d’Enmig, 14</text:p><text:p>07740 ES MERCADAL</text:p><text:p/><text:p/><text:p>Us deman que us presenteu en aquestes oficines, el proper 23 de maig,</text:p><text:p>en horari de 9.00 a 13.30 h, a fi de poder fer la verificació de la vostra</text:p><text:p>signatura; tràmit imprescindible per completar la documentació</text:p><text:p>necessària per poder-vos expedir el certificat d’idoneïtat que vau sol·lici-</text:p><text:p>tar en relació amb l’expedient iniciat per acollir un menor.</text:p><text:p/><text:p>La incompareixença comportarà l’arxivament de l’expedient.</text:p><text:p/><text:p text:style-name="P1">La cap del Servei de Menors<text:line-break/></text:p><text:p/><text:p>[rúbrica]</text:p><text:p/><text:p/><text:p>Maria Garcias Font</text:p><text:p/><text:p>Maó, 5 de maig de 2005</text:p><text:p/><text:p/><text:p/><text:p>Documentació que cal aportar:</text:p><text:p>— DNI</text:p></draw:polyg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1:54:16.437912716</meta:creation-date>
    <dc:date>2025-11-02T12:00:12.925723916</dc:date>
    <meta:editing-duration>PT5M5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